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83dc0" officeooo:paragraph-rsid="0009786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3dc0" officeooo:paragraph-rsid="00097862" style:font-size-asian="12.25pt" style:font-weight-asian="normal" style:font-size-complex="14pt" style:font-weight-complex="normal"/>
    </style:style>
    <style:style style:name="T1" style:family="text">
      <style:text-properties officeooo:rsid="00097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Omar faruk</text:p>
      <text:p text:style-name="P1">Registration Number: 2019831055</text:p>
      <text:p text:style-name="P1">SWE-12<text:span text:style-name="T1">3</text:span></text:p>
      <text:p text:style-name="P1">Part:<text:span text:style-name="T1">B</text:span></text:p>
      <text:p text:style-name="P1">---------------------------------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20:41:34.878821135</meta:creation-date>
    <dc:date>2021-07-11T08:21:02.285052774</dc:date>
    <meta:editing-duration>PT11H29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" meta:character-count="163" meta:non-whitespace-character-count="159"/>
  </office:meta>
</office:document-meta>
</file>